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4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Experimental Evolution in Coral Photosymbionts as a Tool to Increase Thermal Tolerance</text:p>
          </table:table-cell>
          <table:table-cell table:style-name="ce3" office:value-type="string" calcext:value-type="string">
            <text:p>(Chakravarti and van Oppen, 2018)</text:p>
          </table:table-cell>
          <table:table-cell table:number-columns-repeated="2"/>
          <table:table-cell table:style-name="ce4" office:value-type="string" calcext:value-type="string">
            <text:p>Symbiodinium <text:span text:style-name="T1">strain</text:span></text:p>
          </table:table-cell>
          <table:table-cell office:value-type="string" calcext:value-type="string">
            <text:p>supplementary material</text:p>
          </table:table-cell>
          <table:table-cell table:number-columns-repeated="14"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707851534665892" calcext:value-type="float">
            <text:p>0.07078515346658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783356571079698" calcext:value-type="float">
            <text:p>0.0783356571079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766619040245741" calcext:value-type="float">
            <text:p>0.07666190402457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03633456208492" calcext:value-type="float">
            <text:p>0.10363345620849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851757605956017" calcext:value-type="float">
            <text:p>0.08517576059560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0181990126023" calcext:value-type="float">
            <text:p>0.10018199012602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890074842527172" calcext:value-type="float">
            <text:p>0.08900748425271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757930030057322" calcext:value-type="float">
            <text:p>0.07579300300573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860490846024839" calcext:value-type="float">
            <text:p>0.08604908460248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848606900543945" calcext:value-type="float">
            <text:p>0.08486069005439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892425436240925" calcext:value-type="float">
            <text:p>0.08924254362409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2567699465178" calcext:value-type="float">
            <text:p>0.10256769946517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595059359810871" calcext:value-type="float">
            <text:p>0.05950593598108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647466738159961" calcext:value-type="float">
            <text:p>0.06474667381599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69558457214636" calcext:value-type="float">
            <text:p>0.06955845721463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66553065" calcext:value-type="float">
            <text:p>0.06655306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70342036" calcext:value-type="float">
            <text:p>0.07034203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68190406" calcext:value-type="float">
            <text:p>0.06819040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53899455" calcext:value-type="float">
            <text:p>0.05389945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3643373" calcext:value-type="float">
            <text:p>0.04364337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4222587" calcext:value-type="float">
            <text:p>0.0422258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43897471" calcext:value-type="float">
            <text:p>0.04389747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22771528" calcext:value-type="float">
            <text:p>0.02277152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19023539" calcext:value-type="float">
            <text:p>0.01902353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45707569" calcext:value-type="float">
            <text:p>0.04570756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9788506" calcext:value-type="float">
            <text:p>0.04978850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55064315" calcext:value-type="float">
            <text:p>0.05506431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52107737" calcext:value-type="float">
            <text:p>0.05210773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52410172" calcext:value-type="float">
            <text:p>0.05241017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4802767" calcext:value-type="float">
            <text:p>0.0480276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27842956302164" calcext:value-type="float">
            <text:p>0.12784295630216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20167199366559" calcext:value-type="float">
            <text:p>0.12016719936655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43067664549923" calcext:value-type="float">
            <text:p>0.14306766454992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1098200590816" calcext:value-type="float">
            <text:p>0.13109820059081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06850122459907" calcext:value-type="float">
            <text:p>0.10685012245990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41651211814119" calcext:value-type="float">
            <text:p>0.14165121181411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996070233185178" calcext:value-type="float">
            <text:p>0.09960702331851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987900167208315" calcext:value-type="float">
            <text:p>0.09879001672083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95548619113403" calcext:value-type="float">
            <text:p>0.09554861911340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05274938984531" calcext:value-type="float">
            <text:p>0.10527493898453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18914562544761" calcext:value-type="float">
            <text:p>0.11891456254476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6610515084164" calcext:value-type="float">
            <text:p>0.10661051508416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1414032379937" calcext:value-type="float">
            <text:p>0.13141403237993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31649798344498" calcext:value-type="float">
            <text:p>0.13164979834449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22686593613557" calcext:value-type="float">
            <text:p>0.12268659361355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43667472668777" calcext:value-type="float">
            <text:p>0.14366747266877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31984976057124" calcext:value-type="float">
            <text:p>0.13198497605712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8533795764457" calcext:value-type="float">
            <text:p>0.10853379576445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18817091885488" calcext:value-type="float">
            <text:p>0.11881709188548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13083656926359" calcext:value-type="float">
            <text:p>0.11308365692635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0943979264256" calcext:value-type="float">
            <text:p>0.10094397926425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21420388037894" calcext:value-type="float">
            <text:p>0.12142038803789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37995189276495" calcext:value-type="float">
            <text:p>0.13799518927649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40438312566899" calcext:value-type="float">
            <text:p>0.14043831256689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01601232240617" calcext:value-type="float">
            <text:p>0.10160123224061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873438844028463" calcext:value-type="float">
            <text:p>0.08734388440284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20126326038167" calcext:value-type="float">
            <text:p>0.12012632603816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45678729418676" calcext:value-type="float">
            <text:p>0.14567872941867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30939646507189" calcext:value-type="float">
            <text:p>0.13093964650718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35372606534847" calcext:value-type="float">
            <text:p>0.13537260653484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20357566941807" calcext:value-type="float">
            <text:p>0.12035756694180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36394380874937" calcext:value-type="float">
            <text:p>0.13639438087493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4939009114572" calcext:value-type="float">
            <text:p>0.1493900911457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3956899118221" calcext:value-type="float">
            <text:p>0.13395689911822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55448376222339" calcext:value-type="float">
            <text:p>0.15544837622233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3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62167080310097" calcext:value-type="float">
            <text:p>0.16216708031009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49909890075161" calcext:value-type="float">
            <text:p>0.14990989007516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2597268655739" calcext:value-type="float">
            <text:p>0.1259726865573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39973302007657" calcext:value-type="float">
            <text:p>0.13997330200765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0.135003342739603" calcext:value-type="float">
            <text:p>0.13500334273960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0.141585006371664" calcext:value-type="float">
            <text:p>0.14158500637166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0.124574141528351" calcext:value-type="float">
            <text:p>0.12457414152835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0.141585006371664" calcext:value-type="float">
            <text:p>0.14158500637166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0.143922672762812" calcext:value-type="float">
            <text:p>0.14392267276281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0.149967362995622" calcext:value-type="float">
            <text:p>0.14996736299562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0.138595638818946" calcext:value-type="float">
            <text:p>0.13859563881894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0.141186201254877" calcext:value-type="float">
            <text:p>0.14118620125487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SS@34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0.135151326539441" calcext:value-type="float">
            <text:p>0.13515132653944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0.129898494913106" calcext:value-type="float">
            <text:p>0.12989849491310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0.107563143667692" calcext:value-type="float">
            <text:p>0.10756314366769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6" office:value-type="string" calcext:value-type="string">
            <text:p>WT@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0.118523707090721" calcext:value-type="float">
            <text:p>0.11852370709072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6466690078156" calcext:value-type="float">
            <text:p>0.13646669007815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20830807864444" calcext:value-type="float">
            <text:p>0.12083080786444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14675012659989" calcext:value-type="float">
            <text:p>0.11467501265998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25886244911545" calcext:value-type="float">
            <text:p>0.12588624491154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17235187362013" calcext:value-type="float">
            <text:p>0.11723518736201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1351224555759" calcext:value-type="float">
            <text:p>0.1135122455575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27423086358147" calcext:value-type="float">
            <text:p>0.127423086358147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27926571852009" calcext:value-type="float">
            <text:p>0.12792657185200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32814658773686" calcext:value-type="float">
            <text:p>0.13281465877368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1713489146489" calcext:value-type="float">
            <text:p>0.1171348914648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26915254173164" calcext:value-type="float">
            <text:p>0.12691525417316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SS@30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2386219904769" calcext:value-type="float">
            <text:p>0.1238621990476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1916296255174" calcext:value-type="float">
            <text:p>0.13191629625517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14509062663391" calcext:value-type="float">
            <text:p>0.114509062663391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office:value-type="string" calcext:value-type="string">
            <text:p>WT@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1813006087512" calcext:value-type="float">
            <text:p>0.11813006087512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926882018138" calcext:value-type="float">
            <text:p>0.1392688201813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15062501207019" calcext:value-type="float">
            <text:p>0.11506250120701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11258194716288" calcext:value-type="float">
            <text:p>0.11125819471628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05642204669219" calcext:value-type="float">
            <text:p>0.10564220466921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03403406914845" calcext:value-type="float">
            <text:p>0.10340340691484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01076018667423" calcext:value-type="float">
            <text:p>0.10107601866742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14149329720788" calcext:value-type="float">
            <text:p>0.114149329720788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026377970259" calcext:value-type="float">
            <text:p>0.102637797025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SS@31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25102500135165" calcext:value-type="float">
            <text:p>0.12510250013516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873200836623186" calcext:value-type="float">
            <text:p>0.087320083662319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869858581642344" calcext:value-type="float">
            <text:p>0.086985858164234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6" office:value-type="string" calcext:value-type="string">
            <text:p>WT@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937837808602383" calcext:value-type="float">
            <text:p>0.093783780860238</text:p>
          </table:table-cell>
          <table:table-cell table:number-columns-repeated="15"/>
        </table:table-row>
        <table:table-row table:style-name="ro4" table:number-rows-repeated="3">
          <table:table-cell table:number-columns-repeated="21"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6:31.379475013</meta:creation-date>
    <dc:date>2021-04-27T15:07:16.451846073</dc:date>
    <meta:editing-duration>PT45S</meta:editing-duration>
    <meta:editing-cycles>1</meta:editing-cycles>
    <meta:document-statistic meta:table-count="1" meta:cell-count="490" meta:object-count="0"/>
    <meta:generator>LibreOffice/6.0.7.3$Linux_X86_64 LibreOffice_project/00m0$Build-3</meta:generator>
  </office:meta>
</office:document-meta>
</file>